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62cm" fo:break-before="auto" fo:break-after="auto" table:align="left"/>
    </style:style>
    <style:style style:name="Table1.A" style:family="table-column">
      <style:table-column-properties style:column-width="4.394cm"/>
    </style:style>
    <style:style style:name="Table1.B" style:family="table-column">
      <style:table-column-properties style:column-width="5.318cm"/>
    </style:style>
    <style:style style:name="Table1.C" style:family="table-column">
      <style:table-column-properties style:column-width="1.402cm"/>
    </style:style>
    <style:style style:name="Table1.D" style:family="table-column">
      <style:table-column-properties style:column-width="5.846cm"/>
    </style:style>
    <style:style style:name="Table1.1" style:family="table-row">
      <style:table-row-properties style:min-row-height="1.25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1cm"/>
    </style:style>
    <style:style style:name="Table1.A2" style:family="table-cell">
      <style:table-cell-properties fo:padding="0.097cm" fo:border-left="0.002cm solid #000000" fo:border-right="none" fo:border-top="none" fo:border-bottom="0.002cm solid #000000"/>
    </style:style>
    <style:style style:name="Table1.B2.1" style:family="table-column">
      <style:table-column-properties style:column-width="12.566cm"/>
    </style:style>
    <style:style style:name="Table1.B2.1.1"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Heading_20_2">
      <style:paragraph-properties fo:break-before="page"/>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master-page-name="">
      <style:paragraph-properties fo:orphans="2" fo:widows="2"/>
    </style:style>
    <style:style style:name="P7" style:family="paragraph" style:parent-style-name="Table_20_Contents">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he ppwcode Software Grant and Corporate Contributor License Agreement ("Agreement") v1</text:h>
      <text:p text:style-name="Subheading_20_1">http://www.ppwcode.org/licenses/</text:p>
      <text:p text:style-name="Remark">This text is based on the Apache Software Foundation Software Grant and Corporate Contributor License Agreement (see http://www.apache.org/licenses/).</text:p>
      <text:p text:style-name="Text_20_body"><text:span text:style-name="T3">PeopleWare</text:span> is a software development company that develops custom software for clients in consecutive projects. <text:span text:style-name="T4">General, non-domain-specific code</text:span> is generalized in supporting libraries. The effort in developing these general libraries is shared. A later client profits from the efforts done for an earlier client, but in return accepts that evolutions in the libraries are used for future clients. Often, we also work together with developers that are employees of our client, and they also contribute to this code collection. This code, which travels and is refined from project to project, is released under the Open Source <text:span text:style-name="T3">ppwcode</text:span> project (see http://www.ppwcode.org/).</text:p>
      <text:p text:style-name="Text_20_body">By putting this code under a liberal Open Source license (<text:span text:style-name="T3">Apache v2</text:span>), we avoid difficult intellectual rights issues. Furthermore, we believe that our choices, which have grown out of real-project needs and concerns, will also appeal to other developers and organizations out there. At certain times, parts of the code of this project might be offered to other Open Source projects for inclusion.</text:p>
      <text:p text:style-name="Text_20_body">In order to clarify the intellectual property license granted with Contributions from any person or entity, PeopleWare must have a Contributor License Agreement (CLA) on file that has been signed by each Contributor, indicating agreement to the license terms below. This license is for your protection as a Contributor as well as the protection of the Foundation and its users; it does not change your rights to use your own Contributions for any other purpose.</text:p>
      <text:p text:style-name="Text_20_body">This version of the Agreement allows an entity (the "Corporation") to submit Contributions to PeopleWare for <text:span text:style-name="T3">ppwcode</text:span>, to authorize Contributions submitted by its designated employees to PeopleWare for <text:span text:style-name="T3">ppwcode</text:span>, and to grant copyright and patent licenses to PeopleWare in this respect.</text:p>
      <text:p text:style-name="Text_20_body">If you have not already done so, please complete and send an original signed Agreement to <text:span text:style-name="T1">PeopleWare n.v., Duwijckstraat 17, 2500 Lier, Belgium</text:span>. If necessary, you may send it by facsimile to the PeopleWare at <text:span text:style-name="T1">+32 3 448 32 66</text:span>. Please read this document carefully before signing and keep a copy for your record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Corporation name:</text:p>
          </table:table-cell>
          <table:table-cell table:style-name="Table1.B1" table:number-columns-spanned="3" office:value-type="string">
            <text:p text:style-name="Table_20_Contents"/>
          </table:table-cell>
          <table:covered-table-cell/>
          <table:covered-table-cell/>
        </table:table-row>
        <table:table-row table:style-name="Table1.2">
          <table:table-cell table:style-name="Table1.A2" office:value-type="string">
            <text:p text:style-name="P7">Corporation address:</text:p>
          </table:table-cell>
          <table:table-cell table:number-columns-spanned="3">
            <table:table table:is-sub-table="true">
              <table:table-column table:style-name="Table1.B2.1"/>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
          </table:table-cell>
          <table:covered-table-cell/>
          <table:covered-table-cell/>
        </table:table-row>
        <table:table-row table:style-name="Table1.1">
          <table:table-cell table:style-name="Table1.A2" office:value-type="string">
            <text:p text:style-name="P7">Point of Contact:</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7">Email:</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7">Telephone:</text:p>
          </table:table-cell>
          <table:table-cell table:style-name="Table1.A2" office:value-type="string">
            <text:p text:style-name="Table_20_Contents"/>
          </table:table-cell>
          <table:table-cell table:style-name="Table1.A2" office:value-type="string">
            <text:p text:style-name="P7">Fax:</text:p>
          </table:table-cell>
          <table:table-cell table:style-name="Table1.B2.1.1" office:value-type="string">
            <text:p text:style-name="Table_20_Contents"/>
          </table:table-cell>
        </table:table-row>
      </table:table>
      <text:p text:style-name="P6">You accept and agree to the following terms and conditions for Your present and future Contributions submitted to PeopleWare for ppwcode. In return, PeopleWare n.v. shall not use Your Contributions in a way that is contrary to the public benefit. Except for the license granted herein to PeopleWare n.v. and recipients of software distributed by PeopleWare through ppwcode, You reserve all right, title, and interest in and to Your Contributions.</text:p>
      <text:p text:style-name="Text_20_body">1. Definitions.</text:p>
      <text:p text:style-name="Text_20_body">"You" (or "Your") shall mean the copyright owner or legal entity authorized by the copyright owner that is making this Agreement with PeopleWare.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Text_20_body">"Contribution" shall mean</text:p>
      <text:list text:style-name="L1">
        <text:list-item>
          <text:p text:style-name="P3">the code, documentation or other original works of authorship expressly identified in Schedule B,</text:p>
        </text:list-item>
        <text:list-item>
          <text:p text:style-name="P3">as well as any original work of authorship, including any modifications or additions to an existing work, that is intentionally submitted by You to PeopleWare for ppwcode for inclusion in, or documentation of, any of the products owned or managed by PeopleWare for ppwcode (the "Work"),</text:p>
        </text:list-item>
        <text:list-item>
          <text:p text:style-name="P3">as well as any original work of authorship, including any modifications or additions to an existing work, which is of a <text:span text:style-name="T1">technologically general, non-domain-specific nature</text:span>, developed by PeopleWare employees while working on software commissioned by You.</text:p>
        </text:list-item>
      </text:list>
      <text:p text:style-name="Text_20_body">For the purposes of this definition, "submitted" means any form of electronic, verbal, or written communication sent to PeopleWare for ppwcode or its representatives, including but not limited to communication on electronic mailing lists, source code control systems, and issue tracking systems that are used by the ppwcode Open Source project, for the purpose of discussing and improving the Work, but excluding communication that is conspicuously marked or otherwise designated in writing by You as "Not a Contribution."</text:p>
      <text:p text:style-name="Text_20_body">2. Grant of Copyright License. Subject to the terms and conditions of this Agreement, You hereby grant to PeopleWare and to recipients of software distributed by PeopleWare through ppwcode a perpetual, worldwide, non-exclusive, no-charge, royalty-free, irrevocable copyright license to reproduce, prepare derivative works of, publicly display, publicly perform, sublicense, and distribute Your Contributions and such derivative works.</text:p>
      <text:p text:style-name="Text_20_body">3. Grant of Patent License. Subject to the terms and conditions of this Agreement, You hereby grant to PeopleWare and to recipients of software distributed by PeopleWare through ppwcode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Text_20_body">4. You represent that You are legally entitled to grant the above license. You represent further that each employee of the Corporation designated on Schedule A below (or in a subsequent written modification to that Schedule) is authorized to submit Contributions on behalf of the Corporation.</text:p>
      <text:p text:style-name="Text_20_body">5. You represent that each of Your Contributions is Your original creation (see section 7 for submissions on behalf of others).</text:p>
      <text:p text:style-name="Text_20_body">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p>
      <text:p text:style-name="Text_20_body">7. Should You wish to submit work that is not Your original creation, You may submit it to ppwcode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p text:style-name="Text_20_body">8. It is your responsibility to notify PeopleWare when any change is required to the list of designated employees authorized to submit Contributions on behalf of the Corporation, or to the Corporation's Point of Contact with PeopleWare.</text:p>
      <text:p text:style-name="Standard"/>
      <text:p text:style-name="Standard"/>
      <text:p text:style-name="Standard"/>
      <text:p text:style-name="Standard">Please sign: __________________________________ Date: _______________</text:p>
      <text:p text:style-name="Standard"/>
      <text:p text:style-name="Standard">Title: __________________________________</text:p>
      <text:p text:style-name="Standard"/>
      <text:p text:style-name="Standard">Corporation: __________________________________</text:p>
      <text:p text:style-name="Standard"/>
      <text:p text:style-name="Standard"/>
      <text:p text:style-name="Standard"/>
      <text:p text:style-name="Standard"/>
      <text:p text:style-name="Standard">In order to make submissions from ppwcode to the Apache Software Foundation more easy, we ask you to also fill out the Apache Software Foundation Software Grant and Corporate Contributor License Agreement (see <text:a xlink:type="simple" xlink:href="http://www.apache.org/licenses/">http://www.apache.org/licenses/</text:a>), and file it with the Apache Software Foundation.</text:p>
      <text:h text:style-name="P2" text:outline-level="2">Schedule A</text:h>
      <text:p text:style-name="Standard"/>
      <text:p text:style-name="Standard">[Initial list of designated employees. <text:s/>NB: authorization is not</text:p>
      <text:p text:style-name="Standard"><text:s/>tied to particular Contribu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Schedule B</text:h>
      <text:p text:style-name="Standard"/>
      <text:p text:style-name="Standard">[Identification of optional concurrent software grant. <text:s/>Would be</text:p>
      <text:p text:style-name="Standard"><text:s/>left blank or omitted if there is no concurrent software gra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fo:font-size="10pt" style:font-size-asian="10.5pt"/>
    </style:style>
    <style:style style:name="Text_20_body" style:display-name="Text body" style:family="paragraph" style:parent-style-name="Standard" style:class="text">
      <style:paragraph-properties fo:margin-top="0.101cm" fo:margin-bottom="0.199cm"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Subheading_20_1" style:display-name="Subheading 1" style:family="paragraph" style:parent-style-name="Heading">
      <style:paragraph-properties fo:margin-top="0cm" fo:margin-bottom="1cm" fo:text-align="center" style:justify-single-word="false"/>
      <style:text-properties fo:font-size="12pt" style:font-size-asian="12pt" style:font-size-complex="12pt"/>
    </style:style>
    <style:style style:name="Remark" style:family="paragraph" style:parent-style-name="Text_20_body">
      <style:paragraph-properties fo:margin-left="1cm" fo:margin-right="1cm" fo:margin-top="0.499cm" fo:margin-bottom="0.499cm" fo:text-align="center" style:justify-single-word="false" fo:text-indent="0cm" style:auto-text-indent="false" fo:background-color="transparent" style:shadow="none">
        <style:background-image/>
      </style:paragraph-properties>
      <style:text-properties fo:font-size="10pt" fo:font-style="italic"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Jan Dockx</meta:initial-creator>
    <meta:creation-date>2008-07-01T13:16:52</meta:creation-date>
    <dc:creator>Jan Dockx</dc:creator>
    <dc:date>2008-07-01T16:46:22</dc:date>
    <dc:language>nl-BE</dc:language>
    <meta:editing-cycles>23</meta:editing-cycles>
    <meta:editing-duration>PT3H5M23S</meta:editing-duration>
    <meta:user-defined meta:name="Info 1"/>
    <meta:user-defined meta:name="Info 2"/>
    <meta:user-defined meta:name="Info 3"/>
    <meta:user-defined meta:name="Info 4"/>
    <meta:document-statistic meta:table-count="1" meta:image-count="0" meta:object-count="0" meta:page-count="4" meta:paragraph-count="39" meta:word-count="1299" meta:character-count="8520"/>
  </office:meta>
</office:document-meta>
</file>